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upp. Figur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bd_load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26688" calcext:value-type="float">
            <text:p>26,68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393072" calcext:value-type="float">
            <text:p>393,07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26016" calcext:value-type="float">
            <text:p>26,01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32640" calcext:value-type="float">
            <text:p>32,64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8816" calcext:value-type="float">
            <text:p>18,81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1184" calcext:value-type="float">
            <text:p>11,18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6000" calcext:value-type="float">
            <text:p>6,00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22752" calcext:value-type="float">
            <text:p>22,75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7296" calcext:value-type="float">
            <text:p>7,29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2352" calcext:value-type="float">
            <text:p>2,35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44016" calcext:value-type="float">
            <text:p>44,01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3648" calcext:value-type="float">
            <text:p>3,64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6608" calcext:value-type="float">
            <text:p>16,6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37296" calcext:value-type="float">
            <text:p>37,29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6176" calcext:value-type="float">
            <text:p>16,17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484272" calcext:value-type="float">
            <text:p>484,27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344" calcext:value-type="float">
            <text:p>1,34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4944" calcext:value-type="float">
            <text:p>4,94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200" calcext:value-type="float">
            <text:p>1,20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72768" calcext:value-type="float">
            <text:p>72,76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6224" calcext:value-type="float">
            <text:p>16,22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33264" calcext:value-type="float">
            <text:p>33,26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8496" calcext:value-type="float">
            <text:p>8,49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before</text:p>
          </table:table-cell>
          <table:table-cell office:value-type="float" office:value="43584" calcext:value-type="float">
            <text:p>43,58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3248" calcext:value-type="float">
            <text:p>13,24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2912" calcext:value-type="float">
            <text:p>12,91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70992" calcext:value-type="float">
            <text:p>70,99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281760" calcext:value-type="float">
            <text:p>281,76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19568" calcext:value-type="float">
            <text:p>119,56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68208" calcext:value-type="float">
            <text:p>68,2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252864" calcext:value-type="float">
            <text:p>252,86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0656" calcext:value-type="float">
            <text:p>10,65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28608" calcext:value-type="float">
            <text:p>28,6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227472" calcext:value-type="float">
            <text:p>227,47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77808" calcext:value-type="float">
            <text:p>77,8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434304" calcext:value-type="float">
            <text:p>434,30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20256" calcext:value-type="float">
            <text:p>20,25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3840" calcext:value-type="float">
            <text:p>3,84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7536" calcext:value-type="float">
            <text:p>7,53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79200" calcext:value-type="float">
            <text:p>79,20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6048" calcext:value-type="float">
            <text:p>6,04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4832" calcext:value-type="float">
            <text:p>14,83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41952" calcext:value-type="float">
            <text:p>41,95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5648" calcext:value-type="float">
            <text:p>15,64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35424" calcext:value-type="float">
            <text:p>35,42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35232" calcext:value-type="float">
            <text:p>35,23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4928" calcext:value-type="float">
            <text:p>14,92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9728" calcext:value-type="float">
            <text:p>19,72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6752" calcext:value-type="float">
            <text:p>16,75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717872" calcext:value-type="float">
            <text:p>1,717,87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3408" calcext:value-type="float">
            <text:p>3,4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6528" calcext:value-type="float">
            <text:p>6,52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392" calcext:value-type="float">
            <text:p>1,39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27552" calcext:value-type="float">
            <text:p>27,55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3408" calcext:value-type="float">
            <text:p>3,4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6128" calcext:value-type="float">
            <text:p>16,12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4608" calcext:value-type="float">
            <text:p>4,6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296" calcext:value-type="float">
            <text:p>1,29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85008" calcext:value-type="float">
            <text:p>85,00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4848" calcext:value-type="float">
            <text:p>4,84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5952" calcext:value-type="float">
            <text:p>5,95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8192" calcext:value-type="float">
            <text:p>18,192</text:p>
          </table:table-cell>
        </table:table-row>
        <table:table-row table:style-name="ro1">
          <table:table-cell office:value-type="float" office:value="70688" calcext:value-type="float">
            <text:p>70688</text:p>
          </table:table-cell>
          <table:table-cell office:value-type="string" calcext:value-type="string">
            <text:p>after</text:p>
          </table:table-cell>
          <table:table-cell office:value-type="float" office:value="56112" calcext:value-type="float">
            <text:p>56,112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3888" calcext:value-type="float">
            <text:p>3,88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824" calcext:value-type="float">
            <text:p>1,82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263376" calcext:value-type="float">
            <text:p>263,376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96080" calcext:value-type="float">
            <text:p>196,080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17328" calcext:value-type="float">
            <text:p>17,328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5328" calcext:value-type="float">
            <text:p>5,328</text:p>
          </table:table-cell>
        </table:table-row>
        <table:table-row table:style-name="ro1">
          <table:table-cell office:value-type="float" office:value="70688" calcext:value-type="float">
            <text:p>70688</text:p>
          </table:table-cell>
          <table:table-cell office:value-type="string" calcext:value-type="string">
            <text:p>after</text:p>
          </table:table-cell>
          <table:table-cell office:value-type="float" office:value="3024" calcext:value-type="float">
            <text:p>3,02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9504" calcext:value-type="float">
            <text:p>9,504</text:p>
          </table:table-cell>
        </table:table-row>
        <table:table-row table:style-name="ro1">
          <table:table-cell office:value-type="float" office:value="70134" calcext:value-type="float">
            <text:p>7013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586.136" calcext:value-type="float">
            <text:p>58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3031.256" calcext:value-type="float">
            <text:p>3,03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287.168" calcext:value-type="float">
            <text:p>1,28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586.872" calcext:value-type="float">
            <text:p>58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36947.6" calcext:value-type="float">
            <text:p>236,94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573.552" calcext:value-type="float">
            <text:p>574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7655.384" calcext:value-type="float">
            <text:p>27,65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129.568" calcext:value-type="float">
            <text:p>1,13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9326.328" calcext:value-type="float">
            <text:p>29,32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8.144" calcext:value-type="float">
            <text:p>1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494780.928" calcext:value-type="float">
            <text:p>494,78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6259.96" calcext:value-type="float">
            <text:p>6,26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5043.528" calcext:value-type="float">
            <text:p>5,044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35257.912" calcext:value-type="float">
            <text:p>35,25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68752.112" calcext:value-type="float">
            <text:p>68,752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09501.68" calcext:value-type="float">
            <text:p>109,502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15347.272" calcext:value-type="float">
            <text:p>115,34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583217.968" calcext:value-type="float">
            <text:p>1,583,21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7044.464" calcext:value-type="float">
            <text:p>7,044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60341.848" calcext:value-type="float">
            <text:p>260,342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61372.2" calcext:value-type="float">
            <text:p>61,372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42744.592" calcext:value-type="float">
            <text:p>42,74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77860.6" calcext:value-type="float">
            <text:p>77,86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6817.408" calcext:value-type="float">
            <text:p>6,81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053.632" calcext:value-type="float">
            <text:p>1,054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58833.28" calcext:value-type="float">
            <text:p>58,83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70304.528" calcext:value-type="float">
            <text:p>270,30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345.344" calcext:value-type="float">
            <text:p>2,34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2369.208" calcext:value-type="float">
            <text:p>12,36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48530.624" calcext:value-type="float">
            <text:p>248,53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3334.88" calcext:value-type="float">
            <text:p>43,33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36848.04" calcext:value-type="float">
            <text:p>36,84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0533.304" calcext:value-type="float">
            <text:p>10,53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39172.528" calcext:value-type="float">
            <text:p>139,17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51626.536" calcext:value-type="float">
            <text:p>51,62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52040.4" calcext:value-type="float">
            <text:p>52,04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231712.632" calcext:value-type="float">
            <text:p>1,231,71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7962.992" calcext:value-type="float">
            <text:p>17,96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9665.912" calcext:value-type="float">
            <text:p>9,66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539406.288" calcext:value-type="float">
            <text:p>539,40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029301.104" calcext:value-type="float">
            <text:p>1,029,30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31177.144" calcext:value-type="float">
            <text:p>31,17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10196.464" calcext:value-type="float">
            <text:p>410,19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5684.976" calcext:value-type="float">
            <text:p>15,68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9225.528" calcext:value-type="float">
            <text:p>9,22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585356.176" calcext:value-type="float">
            <text:p>585,35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2601452.936" calcext:value-type="float">
            <text:p>2,601,45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9625.624" calcext:value-type="float">
            <text:p>9,62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7868.984" calcext:value-type="float">
            <text:p>7,86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4169.216" calcext:value-type="float">
            <text:p>44,16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352198.912" calcext:value-type="float">
            <text:p>352,19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465134.448" calcext:value-type="float">
            <text:p>1,465,134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63795.976" calcext:value-type="float">
            <text:p>63,79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9306.928" calcext:value-type="float">
            <text:p>9,30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85895.312" calcext:value-type="float">
            <text:p>85,89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589137.56" calcext:value-type="float">
            <text:p>589,13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007140.192" calcext:value-type="float">
            <text:p>1,007,14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735015.032" calcext:value-type="float">
            <text:p>1,735,01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252770.816" calcext:value-type="float">
            <text:p>1,252,77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3822.744" calcext:value-type="float">
            <text:p>43,82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1137.088" calcext:value-type="float">
            <text:p>11,13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482.232" calcext:value-type="float">
            <text:p>4,482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694.448" calcext:value-type="float">
            <text:p>1,694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956.952" calcext:value-type="float">
            <text:p>2,95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79.464" calcext:value-type="float">
            <text:p>17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979.064" calcext:value-type="float">
            <text:p>97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365.8" calcext:value-type="float">
            <text:p>1,36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370.824" calcext:value-type="float">
            <text:p>37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70712" calcext:value-type="float">
            <text:p>70,712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125.792" calcext:value-type="float">
            <text:p>2,12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827.096" calcext:value-type="float">
            <text:p>82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45.624" calcext:value-type="float">
            <text:p>24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9016.376" calcext:value-type="float">
            <text:p>9,01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472.64" calcext:value-type="float">
            <text:p>47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162.592" calcext:value-type="float">
            <text:p>1,16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74629.024" calcext:value-type="float">
            <text:p>74,62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451.264" calcext:value-type="float">
            <text:p>45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53660.96" calcext:value-type="float">
            <text:p>153,661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11209.064" calcext:value-type="float">
            <text:p>11,20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before</text:p>
          </table:table-cell>
          <table:table-cell office:value-type="float" office:value="2404.64" calcext:value-type="float">
            <text:p>2,40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662.952" calcext:value-type="float">
            <text:p>1,663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95.416" calcext:value-type="float">
            <text:p>49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29681.92" calcext:value-type="float">
            <text:p>129,682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1977.776" calcext:value-type="float">
            <text:p>41,97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196.944" calcext:value-type="float">
            <text:p>4,19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7866.32" calcext:value-type="float">
            <text:p>7,866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72936.976" calcext:value-type="float">
            <text:p>72,93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927.056" calcext:value-type="float">
            <text:p>927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08.504" calcext:value-type="float">
            <text:p>109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8257.536" calcext:value-type="float">
            <text:p>8,258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473944.768" calcext:value-type="float">
            <text:p>473,945</text:p>
          </table:table-cell>
        </table:table-row>
        <table:table-row table:style-name="ro1">
          <table:table-cell office:value-type="float" office:value="70370" calcext:value-type="float">
            <text:p>70370</text:p>
          </table:table-cell>
          <table:table-cell office:value-type="string" calcext:value-type="string">
            <text:p>after</text:p>
          </table:table-cell>
          <table:table-cell office:value-type="float" office:value="11431.576" calcext:value-type="float">
            <text:p>11,43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296" calcext:value-type="float">
            <text:p>1,2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3024" calcext:value-type="float">
            <text:p>3,02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9552" calcext:value-type="float">
            <text:p>9,5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59760" calcext:value-type="float">
            <text:p>59,76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6912" calcext:value-type="float">
            <text:p>6,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7920" calcext:value-type="float">
            <text:p>7,9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8176" calcext:value-type="float">
            <text:p>28,17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008" calcext:value-type="float">
            <text:p>1,00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536" calcext:value-type="float">
            <text:p>1,53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152" calcext:value-type="float">
            <text:p>1,1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4944" calcext:value-type="float">
            <text:p>4,9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3744" calcext:value-type="float">
            <text:p>3,7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4704" calcext:value-type="float">
            <text:p>4,70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3568" calcext:value-type="float">
            <text:p>23,5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2096" calcext:value-type="float">
            <text:p>42,09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008" calcext:value-type="float">
            <text:p>1,00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312" calcext:value-type="float">
            <text:p>3,31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160" calcext:value-type="float">
            <text:p>2,16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832" calcext:value-type="float">
            <text:p>2,83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7024" calcext:value-type="float">
            <text:p>27,02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4896" calcext:value-type="float">
            <text:p>34,89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728" calcext:value-type="float">
            <text:p>1,72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136" calcext:value-type="float">
            <text:p>5,13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04" calcext:value-type="float">
            <text:p>1,10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1872" calcext:value-type="float">
            <text:p>31,87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08" calcext:value-type="float">
            <text:p>1,00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544" calcext:value-type="float">
            <text:p>2,5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5552" calcext:value-type="float">
            <text:p>105,5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544" calcext:value-type="float">
            <text:p>2,5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296" calcext:value-type="float">
            <text:p>7,2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456" calcext:value-type="float">
            <text:p>3,45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200" calcext:value-type="float">
            <text:p>1,20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792" calcext:value-type="float">
            <text:p>3,79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776" calcext:value-type="float">
            <text:p>1,77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7056" calcext:value-type="float">
            <text:p>7,05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824" calcext:value-type="float">
            <text:p>1,82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736" calcext:value-type="float">
            <text:p>2,73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76176" calcext:value-type="float">
            <text:p>76,17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360" calcext:value-type="float">
            <text:p>3,36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536" calcext:value-type="float">
            <text:p>1,53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296" calcext:value-type="float">
            <text:p>1,29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256" calcext:value-type="float">
            <text:p>2,25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0608" calcext:value-type="float">
            <text:p>10,60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304" calcext:value-type="float">
            <text:p>2,30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2864" calcext:value-type="float">
            <text:p>12,86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4096" calcext:value-type="float">
            <text:p>24,0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8496" calcext:value-type="float">
            <text:p>8,49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2288" calcext:value-type="float">
            <text:p>12,28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944" calcext:value-type="float">
            <text:p>4,94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73680" calcext:value-type="float">
            <text:p>73,68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8352" calcext:value-type="float">
            <text:p>8,35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104" calcext:value-type="float">
            <text:p>1,10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1520" calcext:value-type="float">
            <text:p>41,52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6816" calcext:value-type="float">
            <text:p>6,81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7040" calcext:value-type="float">
            <text:p>17,04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008" calcext:value-type="float">
            <text:p>1,00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680" calcext:value-type="float">
            <text:p>1,68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112" calcext:value-type="float">
            <text:p>2,1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256" calcext:value-type="float">
            <text:p>2,25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200" calcext:value-type="float">
            <text:p>7,20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688" calcext:value-type="float">
            <text:p>14,68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200" calcext:value-type="float">
            <text:p>1,20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512" calcext:value-type="float">
            <text:p>10,5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760" calcext:value-type="float">
            <text:p>5,76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52" calcext:value-type="float">
            <text:p>1,1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9232" calcext:value-type="float">
            <text:p>29,23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544" calcext:value-type="float">
            <text:p>2,54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400" calcext:value-type="float">
            <text:p>2,40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560" calcext:value-type="float">
            <text:p>4,56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8112" calcext:value-type="float">
            <text:p>8,1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208" calcext:value-type="float">
            <text:p>2,20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872" calcext:value-type="float">
            <text:p>1,87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8240" calcext:value-type="float">
            <text:p>18,24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160" calcext:value-type="float">
            <text:p>2,16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592" calcext:value-type="float">
            <text:p>2,59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9600" calcext:value-type="float">
            <text:p>9,60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0544" calcext:value-type="float">
            <text:p>20,5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128" calcext:value-type="float">
            <text:p>4,12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56" calcext:value-type="float">
            <text:p>1,05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2848" calcext:value-type="float">
            <text:p>22,84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744" calcext:value-type="float">
            <text:p>3,7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8640" calcext:value-type="float">
            <text:p>8,64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296" calcext:value-type="float">
            <text:p>1,2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2912" calcext:value-type="float">
            <text:p>12,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072" calcext:value-type="float">
            <text:p>3,07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680" calcext:value-type="float">
            <text:p>7,68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696" calcext:value-type="float">
            <text:p>3,69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784" calcext:value-type="float">
            <text:p>2,78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840" calcext:value-type="float">
            <text:p>3,84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968" calcext:value-type="float">
            <text:p>1,96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37072" calcext:value-type="float">
            <text:p>237,07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9648" calcext:value-type="float">
            <text:p>9,64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2128" calcext:value-type="float">
            <text:p>22,12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032" calcext:value-type="float">
            <text:p>4,03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04" calcext:value-type="float">
            <text:p>1,10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440" calcext:value-type="float">
            <text:p>7,44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544" calcext:value-type="float">
            <text:p>2,54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024" calcext:value-type="float">
            <text:p>3,02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456" calcext:value-type="float">
            <text:p>3,45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8272" calcext:value-type="float">
            <text:p>28,27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504" calcext:value-type="float">
            <text:p>3,50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4848" calcext:value-type="float">
            <text:p>34,84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7824" calcext:value-type="float">
            <text:p>7,82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080" calcext:value-type="float">
            <text:p>4,08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208" calcext:value-type="float">
            <text:p>14,20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8016" calcext:value-type="float">
            <text:p>38,01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368" calcext:value-type="float">
            <text:p>10,3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360" calcext:value-type="float">
            <text:p>3,36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032" calcext:value-type="float">
            <text:p>4,03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2256" calcext:value-type="float">
            <text:p>32,25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8976" calcext:value-type="float">
            <text:p>38,97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7952" calcext:value-type="float">
            <text:p>77,9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5952" calcext:value-type="float">
            <text:p>5,9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6128" calcext:value-type="float">
            <text:p>106,12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600" calcext:value-type="float">
            <text:p>3,60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368" calcext:value-type="float">
            <text:p>4,3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824" calcext:value-type="float">
            <text:p>1,82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52560" calcext:value-type="float">
            <text:p>52,56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968" calcext:value-type="float">
            <text:p>1,96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2432" calcext:value-type="float">
            <text:p>12,43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7728" calcext:value-type="float">
            <text:p>37,72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5152" calcext:value-type="float">
            <text:p>115,1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616" calcext:value-type="float">
            <text:p>11,61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448" calcext:value-type="float">
            <text:p>2,44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3456" calcext:value-type="float">
            <text:p>33,45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0912" calcext:value-type="float">
            <text:p>30,91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83952" calcext:value-type="float">
            <text:p>83,9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880" calcext:value-type="float">
            <text:p>2,88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824" calcext:value-type="float">
            <text:p>7,82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9120" calcext:value-type="float">
            <text:p>9,1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4032" calcext:value-type="float">
            <text:p>34,03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8992" calcext:value-type="float">
            <text:p>28,99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6784" calcext:value-type="float">
            <text:p>26,78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0432" calcext:value-type="float">
            <text:p>30,43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93" calcext:value-type="float">
            <text:p>72093</text:p>
          </table:table-cell>
          <table:table-cell office:value-type="string" calcext:value-type="string">
            <text:p>after</text:p>
          </table:table-cell>
          <table:table-cell office:value-type="float" office:value="1536" calcext:value-type="float">
            <text:p>1,53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58080" calcext:value-type="float">
            <text:p>58,08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112" calcext:value-type="float">
            <text:p>2,1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712" calcext:value-type="float">
            <text:p>11,7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7744" calcext:value-type="float">
            <text:p>27,7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200" calcext:value-type="float">
            <text:p>1,20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928" calcext:value-type="float">
            <text:p>2,92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416" calcext:value-type="float">
            <text:p>10,41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688" calcext:value-type="float">
            <text:p>2,688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55488" calcext:value-type="float">
            <text:p>55,48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1472" calcext:value-type="float">
            <text:p>41,47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81152" calcext:value-type="float">
            <text:p>181,15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59024" calcext:value-type="float">
            <text:p>159,02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6768" calcext:value-type="float">
            <text:p>6,7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496" calcext:value-type="float">
            <text:p>2,49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64.48" calcext:value-type="float">
            <text:p>26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1652.8" calcext:value-type="float">
            <text:p>21,653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31668.48" calcext:value-type="float">
            <text:p>31,66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890.88" calcext:value-type="float">
            <text:p>891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3476.64" calcext:value-type="float">
            <text:p>3,477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79902.88" calcext:value-type="float">
            <text:p>279,903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7078.56" calcext:value-type="float">
            <text:p>7,079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07.52" calcext:value-type="float">
            <text:p>10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6609.12" calcext:value-type="float">
            <text:p>6,609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80506.08" calcext:value-type="float">
            <text:p>80,50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38094.24" calcext:value-type="float">
            <text:p>38,09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76.16" calcext:value-type="float">
            <text:p>17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079.04" calcext:value-type="float">
            <text:p>1,079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74002.08" calcext:value-type="float">
            <text:p>74,00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30774.24" calcext:value-type="float">
            <text:p>30,77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55909.44" calcext:value-type="float">
            <text:p>55,909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4934.4" calcext:value-type="float">
            <text:p>4,93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5211.36" calcext:value-type="float">
            <text:p>5,211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1856.16" calcext:value-type="float">
            <text:p>1,85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206755.68" calcext:value-type="float">
            <text:p>206,75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before</text:p>
          </table:table-cell>
          <table:table-cell office:value-type="float" office:value="96704.16" calcext:value-type="float">
            <text:p>96,70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322.24" calcext:value-type="float">
            <text:p>2,32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3347.84" calcext:value-type="float">
            <text:p>13,34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998.56" calcext:value-type="float">
            <text:p>5,999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843.52" calcext:value-type="float">
            <text:p>2,84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952.48" calcext:value-type="float">
            <text:p>14,95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289.76" calcext:value-type="float">
            <text:p>4,29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503.04" calcext:value-type="float">
            <text:p>503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5708.48" calcext:value-type="float">
            <text:p>15,70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5655.2" calcext:value-type="float">
            <text:p>75,655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9377.12" calcext:value-type="float">
            <text:p>19,377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819.84" calcext:value-type="float">
            <text:p>8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221.12" calcext:value-type="float">
            <text:p>7,221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506.24" calcext:value-type="float">
            <text:p>4,506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2740.32" calcext:value-type="float">
            <text:p>2,74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121.28" calcext:value-type="float">
            <text:p>1,121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383.68" calcext:value-type="float">
            <text:p>11,384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846.72" calcext:value-type="float">
            <text:p>847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65156.64" calcext:value-type="float">
            <text:p>65,157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192" calcext:value-type="float">
            <text:p>3,19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6919.68" calcext:value-type="float">
            <text:p>6,9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7881.44" calcext:value-type="float">
            <text:p>47,881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69820.32" calcext:value-type="float">
            <text:p>69,82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73683.68" calcext:value-type="float">
            <text:p>173,684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38.56" calcext:value-type="float">
            <text:p>539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3579.84" calcext:value-type="float">
            <text:p>3,580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163.2" calcext:value-type="float">
            <text:p>9,163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8090.88" calcext:value-type="float">
            <text:p>8,091</text:p>
          </table:table-cell>
        </table:table-row>
        <table:table-row table:style-name="ro1">
          <table:table-cell office:value-type="float" office:value="70175" calcext:value-type="float">
            <text:p>70175</text:p>
          </table:table-cell>
          <table:table-cell office:value-type="string" calcext:value-type="string">
            <text:p>after</text:p>
          </table:table-cell>
          <table:table-cell office:value-type="float" office:value="9330.8" calcext:value-type="float">
            <text:p>9,331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46687.48" calcext:value-type="float">
            <text:p>46,687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230.352" calcext:value-type="float">
            <text:p>3,23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8855.456" calcext:value-type="float">
            <text:p>38,855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9600.824" calcext:value-type="float">
            <text:p>9,601</text:p>
          </table:table-cell>
        </table:table-row>
        <table:table-row table:style-name="ro1">
          <table:table-cell office:value-type="float" office:value="72093" calcext:value-type="float">
            <text:p>72093</text:p>
          </table:table-cell>
          <table:table-cell office:value-type="string" calcext:value-type="string">
            <text:p>after</text:p>
          </table:table-cell>
          <table:table-cell office:value-type="float" office:value="5180.944" calcext:value-type="float">
            <text:p>5,181</text:p>
          </table:table-cell>
        </table:table-row>
        <table:table-row table:style-name="ro1">
          <table:table-cell office:value-type="float" office:value="72442" calcext:value-type="float">
            <text:p>72442</text:p>
          </table:table-cell>
          <table:table-cell office:value-type="string" calcext:value-type="string">
            <text:p>after</text:p>
          </table:table-cell>
          <table:table-cell office:value-type="float" office:value="190201.64" calcext:value-type="float">
            <text:p>190,20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7412.008" calcext:value-type="float">
            <text:p>7,412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61.696" calcext:value-type="float">
            <text:p>56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9370.424" calcext:value-type="float">
            <text:p>19,37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50637.576" calcext:value-type="float">
            <text:p>50,638</text:p>
          </table:table-cell>
        </table:table-row>
        <table:table-row table:style-name="ro1">
          <table:table-cell office:value-type="float" office:value="70175" calcext:value-type="float">
            <text:p>70175</text:p>
          </table:table-cell>
          <table:table-cell office:value-type="string" calcext:value-type="string">
            <text:p>after</text:p>
          </table:table-cell>
          <table:table-cell office:value-type="float" office:value="272271.624" calcext:value-type="float">
            <text:p>272,272</text:p>
          </table:table-cell>
        </table:table-row>
        <table:table-row table:style-name="ro1">
          <table:table-cell office:value-type="float" office:value="70279" calcext:value-type="float">
            <text:p>70279</text:p>
          </table:table-cell>
          <table:table-cell office:value-type="string" calcext:value-type="string">
            <text:p>after</text:p>
          </table:table-cell>
          <table:table-cell office:value-type="float" office:value="1532230.696" calcext:value-type="float">
            <text:p>1,532,231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85802.56" calcext:value-type="float">
            <text:p>185,803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4259.024" calcext:value-type="float">
            <text:p>14,259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3187.84" calcext:value-type="float">
            <text:p>113,188</text:p>
          </table:table-cell>
        </table:table-row>
        <table:table-row table:style-name="ro1">
          <table:table-cell office:value-type="float" office:value="70175" calcext:value-type="float">
            <text:p>70175</text:p>
          </table:table-cell>
          <table:table-cell office:value-type="string" calcext:value-type="string">
            <text:p>after</text:p>
          </table:table-cell>
          <table:table-cell office:value-type="float" office:value="22588.288" calcext:value-type="float">
            <text:p>22,588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411.288" calcext:value-type="float">
            <text:p>411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007.36" calcext:value-type="float">
            <text:p>1,007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975.736" calcext:value-type="float">
            <text:p>976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535.08" calcext:value-type="float">
            <text:p>1,535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1985.168" calcext:value-type="float">
            <text:p>11,985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290.264" calcext:value-type="float">
            <text:p>29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5288.744" calcext:value-type="float">
            <text:p>15,289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8097.288" calcext:value-type="float">
            <text:p>8,097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3189.56" calcext:value-type="float">
            <text:p>3,190</text:p>
          </table:table-cell>
        </table:table-row>
        <table:table-row table:style-name="ro1">
          <table:table-cell office:value-type="float" office:value="70413" calcext:value-type="float">
            <text:p>70413</text:p>
          </table:table-cell>
          <table:table-cell office:value-type="string" calcext:value-type="string">
            <text:p>after</text:p>
          </table:table-cell>
          <table:table-cell office:value-type="float" office:value="12405.592" calcext:value-type="float">
            <text:p>12,40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3744" calcext:value-type="float">
            <text:p>3,744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392" calcext:value-type="float">
            <text:p>1,392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45744" calcext:value-type="float">
            <text:p>45,744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4464" calcext:value-type="float">
            <text:p>4,464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3536" calcext:value-type="float">
            <text:p>13,53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2784" calcext:value-type="float">
            <text:p>2,784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2496" calcext:value-type="float">
            <text:p>2,49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0704" calcext:value-type="float">
            <text:p>10,704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70416" calcext:value-type="float">
            <text:p>70,41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2160" calcext:value-type="float">
            <text:p>2,16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5088" calcext:value-type="float">
            <text:p>5,088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1328" calcext:value-type="float">
            <text:p>11,328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6432" calcext:value-type="float">
            <text:p>6,432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6144" calcext:value-type="float">
            <text:p>6,144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1760" calcext:value-type="float">
            <text:p>11,76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3968" calcext:value-type="float">
            <text:p>13,968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4752" calcext:value-type="float">
            <text:p>4,752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7968" calcext:value-type="float">
            <text:p>7,968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5376" calcext:value-type="float">
            <text:p>5,37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6432" calcext:value-type="float">
            <text:p>6,432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48576" calcext:value-type="float">
            <text:p>48,57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0368" calcext:value-type="float">
            <text:p>10,368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1152" calcext:value-type="float">
            <text:p>1,152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before</text:p>
          </table:table-cell>
          <table:table-cell office:value-type="float" office:value="2208" calcext:value-type="float">
            <text:p>2,208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after</text:p>
          </table:table-cell>
          <table:table-cell office:value-type="float" office:value="144576" calcext:value-type="float">
            <text:p>144,57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after</text:p>
          </table:table-cell>
          <table:table-cell office:value-type="float" office:value="69984" calcext:value-type="float">
            <text:p>69,984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after</text:p>
          </table:table-cell>
          <table:table-cell office:value-type="float" office:value="74496" calcext:value-type="float">
            <text:p>74,496</text:p>
          </table:table-cell>
        </table:table-row>
        <table:table-row table:style-name="ro1">
          <table:table-cell office:value-type="float" office:value="70414" calcext:value-type="float">
            <text:p>70414</text:p>
          </table:table-cell>
          <table:table-cell office:value-type="string" calcext:value-type="string">
            <text:p>after</text:p>
          </table:table-cell>
          <table:table-cell office:value-type="float" office:value="18624" calcext:value-type="float">
            <text:p>18,62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152" calcext:value-type="float">
            <text:p>1,15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0736" calcext:value-type="float">
            <text:p>20,7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152080" calcext:value-type="float">
            <text:p>2,152,08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5664" calcext:value-type="float">
            <text:p>5,66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8336" calcext:value-type="float">
            <text:p>18,3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31296" calcext:value-type="float">
            <text:p>31,2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5184" calcext:value-type="float">
            <text:p>5,1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640" calcext:value-type="float">
            <text:p>2,64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0992" calcext:value-type="float">
            <text:p>10,99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8304" calcext:value-type="float">
            <text:p>8,30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4560" calcext:value-type="float">
            <text:p>4,56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3472" calcext:value-type="float">
            <text:p>23,47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344" calcext:value-type="float">
            <text:p>1,34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6960" calcext:value-type="float">
            <text:p>6,96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5216" calcext:value-type="float">
            <text:p>15,21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488" calcext:value-type="float">
            <text:p>1,48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61056" calcext:value-type="float">
            <text:p>61,05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48896" calcext:value-type="float">
            <text:p>148,8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32736" calcext:value-type="float">
            <text:p>32,7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6256" calcext:value-type="float">
            <text:p>26,25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567120" calcext:value-type="float">
            <text:p>567,12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2560" calcext:value-type="float">
            <text:p>22,56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4144" calcext:value-type="float">
            <text:p>24,14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0368" calcext:value-type="float">
            <text:p>10,36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64320" calcext:value-type="float">
            <text:p>64,32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5808" calcext:value-type="float">
            <text:p>5,80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5248" calcext:value-type="float">
            <text:p>25,2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344" calcext:value-type="float">
            <text:p>1,34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344" calcext:value-type="float">
            <text:p>1,34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5152" calcext:value-type="float">
            <text:p>25,15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688" calcext:value-type="float">
            <text:p>2,68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2896" calcext:value-type="float">
            <text:p>22,8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46016" calcext:value-type="float">
            <text:p>146,01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81456" calcext:value-type="float">
            <text:p>81,45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280" calcext:value-type="float">
            <text:p>5,28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184" calcext:value-type="float">
            <text:p>5,1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160" calcext:value-type="float">
            <text:p>2,16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3984" calcext:value-type="float">
            <text:p>93,9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6976" calcext:value-type="float">
            <text:p>26,97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6704" calcext:value-type="float">
            <text:p>16,70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88992" calcext:value-type="float">
            <text:p>688,99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7552" calcext:value-type="float">
            <text:p>27,55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9440" calcext:value-type="float">
            <text:p>19,44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248" calcext:value-type="float">
            <text:p>1,2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29136" calcext:value-type="float">
            <text:p>329,1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76272" calcext:value-type="float">
            <text:p>376,27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9264" calcext:value-type="float">
            <text:p>69,26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1472" calcext:value-type="float">
            <text:p>11,47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536" calcext:value-type="float">
            <text:p>1,5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688" calcext:value-type="float">
            <text:p>2,68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6688" calcext:value-type="float">
            <text:p>26,68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5872" calcext:value-type="float">
            <text:p>25,87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944" calcext:value-type="float">
            <text:p>4,94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2848" calcext:value-type="float">
            <text:p>22,8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49968" calcext:value-type="float">
            <text:p>349,96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808" calcext:value-type="float">
            <text:p>5,80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1184" calcext:value-type="float">
            <text:p>11,1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9936" calcext:value-type="float">
            <text:p>99,9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0512" calcext:value-type="float">
            <text:p>10,51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4880" calcext:value-type="float">
            <text:p>14,88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98.56" calcext:value-type="float">
            <text:p>59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0339.36" calcext:value-type="float">
            <text:p>60,33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917.6" calcext:value-type="float">
            <text:p>1,91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718.4" calcext:value-type="float">
            <text:p>1,71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07.68" calcext:value-type="float">
            <text:p>60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55.2" calcext:value-type="float">
            <text:p>95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6478.88" calcext:value-type="float">
            <text:p>16,47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733787.04" calcext:value-type="float">
            <text:p>733,78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7679.2" calcext:value-type="float">
            <text:p>27,67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3533.28" calcext:value-type="float">
            <text:p>63,53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746.88" calcext:value-type="float">
            <text:p>74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190.24" calcext:value-type="float">
            <text:p>2,19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24.32" calcext:value-type="float">
            <text:p>12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700.32" calcext:value-type="float">
            <text:p>3,70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4139.52" calcext:value-type="float">
            <text:p>64,14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6884.8" calcext:value-type="float">
            <text:p>26,88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4927.04" calcext:value-type="float">
            <text:p>14,92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33754.72" calcext:value-type="float">
            <text:p>233,75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259.84" calcext:value-type="float">
            <text:p>5,26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641.6" calcext:value-type="float">
            <text:p>4,64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650.24" calcext:value-type="float">
            <text:p>1,65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66057.44" calcext:value-type="float">
            <text:p>166,05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674.4" calcext:value-type="float">
            <text:p>3,67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08212" calcext:value-type="float">
            <text:p>208,21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7684.64" calcext:value-type="float">
            <text:p>17,68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74688.64" calcext:value-type="float">
            <text:p>274,68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7241.28" calcext:value-type="float">
            <text:p>7,24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37222.72" calcext:value-type="float">
            <text:p>237,223</text:p>
          </table:table-cell>
        </table:table-row>
        <table:table-row table:style-name="ro1">
          <table:table-cell office:value-type="float" office:value="70034" calcext:value-type="float">
            <text:p>70034</text:p>
          </table:table-cell>
          <table:table-cell office:value-type="string" calcext:value-type="string">
            <text:p>after</text:p>
          </table:table-cell>
          <table:table-cell office:value-type="float" office:value="1981.92" calcext:value-type="float">
            <text:p>1,98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988.32" calcext:value-type="float">
            <text:p>3,98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4356.16" calcext:value-type="float">
            <text:p>24,35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739.2" calcext:value-type="float">
            <text:p>73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298.4" calcext:value-type="float">
            <text:p>4,29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0148.16" calcext:value-type="float">
            <text:p>10,14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197.28" calcext:value-type="float">
            <text:p>6,19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5123.84" calcext:value-type="float">
            <text:p>15,12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676.48" calcext:value-type="float">
            <text:p>2,67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639.04" calcext:value-type="float">
            <text:p>2,63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4774.24" calcext:value-type="float">
            <text:p>24,77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4516.8" calcext:value-type="float">
            <text:p>94,51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8708.64" calcext:value-type="float">
            <text:p>8,70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0251.68" calcext:value-type="float">
            <text:p>20,25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693.56" calcext:value-type="float">
            <text:p>1,69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770.536" calcext:value-type="float">
            <text:p>1,77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75489.12" calcext:value-type="float">
            <text:p>275,48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38226.16" calcext:value-type="float">
            <text:p>138,22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621.248" calcext:value-type="float">
            <text:p>62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91505.92" calcext:value-type="float">
            <text:p>91,50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46472.312" calcext:value-type="float">
            <text:p>46,47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03.512" calcext:value-type="float">
            <text:p>10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3694.048" calcext:value-type="float">
            <text:p>3,69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90621.84" calcext:value-type="float">
            <text:p>90,62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255.76" calcext:value-type="float">
            <text:p>2,25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84710.16" calcext:value-type="float">
            <text:p>84,71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43696.248" calcext:value-type="float">
            <text:p>43,6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0760.144" calcext:value-type="float">
            <text:p>10,76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59196.32" calcext:value-type="float">
            <text:p>59,19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361.592" calcext:value-type="float">
            <text:p>2,36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10315.6" calcext:value-type="float">
            <text:p>110,31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5135.688" calcext:value-type="float">
            <text:p>5,1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535.64" calcext:value-type="float">
            <text:p>5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42798.624" calcext:value-type="float">
            <text:p>42,79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99.104" calcext:value-type="float">
            <text:p>19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9540.144" calcext:value-type="float">
            <text:p>19,54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4225.736" calcext:value-type="float">
            <text:p>24,22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98.256" calcext:value-type="float">
            <text:p>9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2565.128" calcext:value-type="float">
            <text:p>2,56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14414.88" calcext:value-type="float">
            <text:p>114,41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9597.528" calcext:value-type="float">
            <text:p>9,59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88469.84" calcext:value-type="float">
            <text:p>88,47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before</text:p>
          </table:table-cell>
          <table:table-cell office:value-type="float" office:value="10441.488" calcext:value-type="float">
            <text:p>10,44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73204.52" calcext:value-type="float">
            <text:p>73,20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213.048" calcext:value-type="float">
            <text:p>2,21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5990.424" calcext:value-type="float">
            <text:p>15,99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675.44" calcext:value-type="float">
            <text:p>9,67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04.112" calcext:value-type="float">
            <text:p>40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0312.424" calcext:value-type="float">
            <text:p>20,31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224.176" calcext:value-type="float">
            <text:p>2,22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6201.96" calcext:value-type="float">
            <text:p>96,20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438.592" calcext:value-type="float">
            <text:p>5,43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60079.248" calcext:value-type="float">
            <text:p>160,07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8287.528" calcext:value-type="float">
            <text:p>18,28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384.256" calcext:value-type="float">
            <text:p>2,38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892.528" calcext:value-type="float">
            <text:p>89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323.992" calcext:value-type="float">
            <text:p>1,32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4339.632" calcext:value-type="float">
            <text:p>24,34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5873.056" calcext:value-type="float">
            <text:p>25,87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77.968" calcext:value-type="float">
            <text:p>17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30.976" calcext:value-type="float">
            <text:p>93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034.608" calcext:value-type="float">
            <text:p>6,035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02.688" calcext:value-type="float">
            <text:p>10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03752.392" calcext:value-type="float">
            <text:p>103,75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9930.32" calcext:value-type="float">
            <text:p>19,93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490.736" calcext:value-type="float">
            <text:p>3,49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946.968" calcext:value-type="float">
            <text:p>94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60.896" calcext:value-type="float">
            <text:p>36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875.896" calcext:value-type="float">
            <text:p>87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4079.992" calcext:value-type="float">
            <text:p>24,08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272.632" calcext:value-type="float">
            <text:p>5,27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964.104" calcext:value-type="float">
            <text:p>5,964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36.416" calcext:value-type="float">
            <text:p>63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62987.272" calcext:value-type="float">
            <text:p>362,98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058.016" calcext:value-type="float">
            <text:p>4,05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26.36" calcext:value-type="float">
            <text:p>126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1298.48" calcext:value-type="float">
            <text:p>61,29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5856.584" calcext:value-type="float">
            <text:p>65,857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2271.952" calcext:value-type="float">
            <text:p>42,272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08.624" calcext:value-type="float">
            <text:p>409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4863.464" calcext:value-type="float">
            <text:p>4,86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17382.584" calcext:value-type="float">
            <text:p>217,38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532.512" calcext:value-type="float">
            <text:p>533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21.128" calcext:value-type="float">
            <text:p>32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2467.856" calcext:value-type="float">
            <text:p>2,468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31.04" calcext:value-type="float">
            <text:p>3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143310.504" calcext:value-type="float">
            <text:p>143,311</text:p>
          </table:table-cell>
        </table:table-row>
        <table:table-row table:style-name="ro1">
          <table:table-cell office:value-type="float" office:value="70449" calcext:value-type="float">
            <text:p>70449</text:p>
          </table:table-cell>
          <table:table-cell office:value-type="string" calcext:value-type="string">
            <text:p>after</text:p>
          </table:table-cell>
          <table:table-cell office:value-type="float" office:value="622126.232" calcext:value-type="float">
            <text:p>622,12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08432" calcext:value-type="float">
            <text:p>108,43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824" calcext:value-type="float">
            <text:p>1,82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008" calcext:value-type="float">
            <text:p>1,00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8112" calcext:value-type="float">
            <text:p>8,11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216" calcext:value-type="float">
            <text:p>3,21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91872" calcext:value-type="float">
            <text:p>91,87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376" calcext:value-type="float">
            <text:p>11,37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928" calcext:value-type="float">
            <text:p>2,92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3632" calcext:value-type="float">
            <text:p>13,63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2992" calcext:value-type="float">
            <text:p>22,9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664" calcext:value-type="float">
            <text:p>5,66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8304" calcext:value-type="float">
            <text:p>8,30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04" calcext:value-type="float">
            <text:p>1,10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400" calcext:value-type="float">
            <text:p>2,40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064" calcext:value-type="float">
            <text:p>2,06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160" calcext:value-type="float">
            <text:p>2,16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064" calcext:value-type="float">
            <text:p>2,06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447312" calcext:value-type="float">
            <text:p>447,31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344" calcext:value-type="float">
            <text:p>1,34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6272" calcext:value-type="float">
            <text:p>16,27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616" calcext:value-type="float">
            <text:p>5,61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400" calcext:value-type="float">
            <text:p>2,40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4896" calcext:value-type="float">
            <text:p>4,8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960" calcext:value-type="float">
            <text:p>6,96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0896" calcext:value-type="float">
            <text:p>10,8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232" calcext:value-type="float">
            <text:p>5,23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8064" calcext:value-type="float">
            <text:p>38,06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256" calcext:value-type="float">
            <text:p>2,25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46656" calcext:value-type="float">
            <text:p>46,65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728" calcext:value-type="float">
            <text:p>1,72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9408" calcext:value-type="float">
            <text:p>129,40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168" calcext:value-type="float">
            <text:p>3,16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240" calcext:value-type="float">
            <text:p>6,24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0208" calcext:value-type="float">
            <text:p>20,20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3984" calcext:value-type="float">
            <text:p>33,98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61920" calcext:value-type="float">
            <text:p>361,92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488" calcext:value-type="float">
            <text:p>7,4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8928" calcext:value-type="float">
            <text:p>68,92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96" calcext:value-type="float">
            <text:p>1,2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1536" calcext:value-type="float">
            <text:p>91,53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12736" calcext:value-type="float">
            <text:p>212,73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7808" calcext:value-type="float">
            <text:p>17,80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96" calcext:value-type="float">
            <text:p>1,2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208" calcext:value-type="float">
            <text:p>2,20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248" calcext:value-type="float">
            <text:p>7,24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6304" calcext:value-type="float">
            <text:p>26,30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152" calcext:value-type="float">
            <text:p>1,15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2352" calcext:value-type="float">
            <text:p>32,35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4496" calcext:value-type="float">
            <text:p>14,4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920" calcext:value-type="float">
            <text:p>1,92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792" calcext:value-type="float">
            <text:p>9,7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984" calcext:value-type="float">
            <text:p>3,98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48" calcext:value-type="float">
            <text:p>9,64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7280" calcext:value-type="float">
            <text:p>17,28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936" calcext:value-type="float">
            <text:p>3,93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42720" calcext:value-type="float">
            <text:p>42,72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912" calcext:value-type="float">
            <text:p>6,91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016" calcext:value-type="float">
            <text:p>2,01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552" calcext:value-type="float">
            <text:p>3,55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8288" calcext:value-type="float">
            <text:p>18,2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968" calcext:value-type="float">
            <text:p>1,96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360" calcext:value-type="float">
            <text:p>3,36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008" calcext:value-type="float">
            <text:p>1,00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256" calcext:value-type="float">
            <text:p>2,25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6400" calcext:value-type="float">
            <text:p>26,40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6192" calcext:value-type="float">
            <text:p>6,1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088" calcext:value-type="float">
            <text:p>11,0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712" calcext:value-type="float">
            <text:p>11,71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712" calcext:value-type="float">
            <text:p>5,71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392" calcext:value-type="float">
            <text:p>1,3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712" calcext:value-type="float">
            <text:p>5,71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640" calcext:value-type="float">
            <text:p>2,64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9136" calcext:value-type="float">
            <text:p>29,13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69984" calcext:value-type="float">
            <text:p>69,98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488" calcext:value-type="float">
            <text:p>1,4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488" calcext:value-type="float">
            <text:p>1,4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112" calcext:value-type="float">
            <text:p>2,11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4160" calcext:value-type="float">
            <text:p>14,16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2992" calcext:value-type="float">
            <text:p>22,9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2976" calcext:value-type="float">
            <text:p>62,97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35824" calcext:value-type="float">
            <text:p>235,82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960" calcext:value-type="float">
            <text:p>6,96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00" calcext:value-type="float">
            <text:p>9,60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440" calcext:value-type="float">
            <text:p>1,44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5472.8" calcext:value-type="float">
            <text:p>45,47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618.72" calcext:value-type="float">
            <text:p>3,61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4417.76" calcext:value-type="float">
            <text:p>14,41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4521.28" calcext:value-type="float">
            <text:p>24,521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38525.12" calcext:value-type="float">
            <text:p>138,52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6928.8" calcext:value-type="float">
            <text:p>6,92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81018.24" calcext:value-type="float">
            <text:p>81,01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2788.32" calcext:value-type="float">
            <text:p>32,7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85806.56" calcext:value-type="float">
            <text:p>185,80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9177.76" calcext:value-type="float">
            <text:p>29,17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96.96" calcext:value-type="float">
            <text:p>39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30614.56" calcext:value-type="float">
            <text:p>530,61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32729.92" calcext:value-type="float">
            <text:p>232,73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3658.24" calcext:value-type="float">
            <text:p>113,65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94669.28" calcext:value-type="float">
            <text:p>194,66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3815.68" calcext:value-type="float">
            <text:p>113,81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83488.64" calcext:value-type="float">
            <text:p>183,48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61.76" calcext:value-type="float">
            <text:p>46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880" calcext:value-type="float">
            <text:p>11,88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0438.56" calcext:value-type="float">
            <text:p>10,43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336.32" calcext:value-type="float">
            <text:p>1,33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539.68" calcext:value-type="float">
            <text:p>5,54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133.44" calcext:value-type="float">
            <text:p>3,13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90453.44" calcext:value-type="float">
            <text:p>190,45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2476.96" calcext:value-type="float">
            <text:p>22,47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7160.96" calcext:value-type="float">
            <text:p>77,161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62085.76" calcext:value-type="float">
            <text:p>262,08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746584.8" calcext:value-type="float">
            <text:p>746,58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3097.28" calcext:value-type="float">
            <text:p>13,09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8122.4" calcext:value-type="float">
            <text:p>18,12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35443.36" calcext:value-type="float">
            <text:p>535,44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86495.04" calcext:value-type="float">
            <text:p>86,49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0386.08" calcext:value-type="float">
            <text:p>20,38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8740" calcext:value-type="float">
            <text:p>58,74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5118.08" calcext:value-type="float">
            <text:p>15,11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483.36" calcext:value-type="float">
            <text:p>6,48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5206.72" calcext:value-type="float">
            <text:p>55,20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0217.92" calcext:value-type="float">
            <text:p>120,21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383.04" calcext:value-type="float">
            <text:p>9,383</text:p>
          </table:table-cell>
        </table:table-row>
        <table:table-row table:style-name="ro1">
          <table:table-cell office:value-type="float" office:value="72092" calcext:value-type="float">
            <text:p>72092</text:p>
          </table:table-cell>
          <table:table-cell office:value-type="string" calcext:value-type="string">
            <text:p>after</text:p>
          </table:table-cell>
          <table:table-cell office:value-type="float" office:value="715.2" calcext:value-type="float">
            <text:p>71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1897.92" calcext:value-type="float">
            <text:p>121,89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9501.44" calcext:value-type="float">
            <text:p>19,501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331849.824" calcext:value-type="float">
            <text:p>331,85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95078.44" calcext:value-type="float">
            <text:p>1,295,07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5402.544" calcext:value-type="float">
            <text:p>25,40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6809.488" calcext:value-type="float">
            <text:p>16,80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3144.016" calcext:value-type="float">
            <text:p>53,14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9105.024" calcext:value-type="float">
            <text:p>39,10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957.288" calcext:value-type="float">
            <text:p>2,95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7302.312" calcext:value-type="float">
            <text:p>7,30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667.064" calcext:value-type="float">
            <text:p>2,66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8446.504" calcext:value-type="float">
            <text:p>28,44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927.608" calcext:value-type="float">
            <text:p>11,92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5691.24" calcext:value-type="float">
            <text:p>15,691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3746.976" calcext:value-type="float">
            <text:p>33,74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8476.112" calcext:value-type="float">
            <text:p>8,47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392.664" calcext:value-type="float">
            <text:p>1,39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9173.232" calcext:value-type="float">
            <text:p>39,17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33174.16" calcext:value-type="float">
            <text:p>133,17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093.512" calcext:value-type="float">
            <text:p>3,09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3028.64" calcext:value-type="float">
            <text:p>113,02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6688.448" calcext:value-type="float">
            <text:p>6,68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9561.96" calcext:value-type="float">
            <text:p>9,56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9773.176" calcext:value-type="float">
            <text:p>19,77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305.648" calcext:value-type="float">
            <text:p>5,30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5477.48" calcext:value-type="float">
            <text:p>5,47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21522.72" calcext:value-type="float">
            <text:p>121,52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363874.64" calcext:value-type="float">
            <text:p>363,87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47922.192" calcext:value-type="float">
            <text:p>47,92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24869.48" calcext:value-type="float">
            <text:p>24,869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9866.472" calcext:value-type="float">
            <text:p>9,86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78608.184" calcext:value-type="float">
            <text:p>78,60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1132.32" calcext:value-type="float">
            <text:p>1,13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before</text:p>
          </table:table-cell>
          <table:table-cell office:value-type="float" office:value="897.736" calcext:value-type="float">
            <text:p>898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65276.8" calcext:value-type="float">
            <text:p>165,27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40490.32" calcext:value-type="float">
            <text:p>40,49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561.024" calcext:value-type="float">
            <text:p>5,561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4446.568" calcext:value-type="float">
            <text:p>14,44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864.968" calcext:value-type="float">
            <text:p>2,86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482.576" calcext:value-type="float">
            <text:p>5,48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691.56" calcext:value-type="float">
            <text:p>1,69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69951.816" calcext:value-type="float">
            <text:p>969,95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2686.128" calcext:value-type="float">
            <text:p>22,686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80853.688" calcext:value-type="float">
            <text:p>80,854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7995.376" calcext:value-type="float">
            <text:p>67,99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8299.864" calcext:value-type="float">
            <text:p>8,30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54565.2" calcext:value-type="float">
            <text:p>54,56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9300.2" calcext:value-type="float">
            <text:p>99,30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113.392" calcext:value-type="float">
            <text:p>1,11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1493.032" calcext:value-type="float">
            <text:p>121,49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850.144" calcext:value-type="float">
            <text:p>85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87110.368" calcext:value-type="float">
            <text:p>87,110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182.688" calcext:value-type="float">
            <text:p>1,183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6072.248" calcext:value-type="float">
            <text:p>6,07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024.624" calcext:value-type="float">
            <text:p>1,025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20657" calcext:value-type="float">
            <text:p>20,657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12442.272" calcext:value-type="float">
            <text:p>12,442</text:p>
          </table:table-cell>
        </table:table-row>
        <table:table-row table:style-name="ro1">
          <table:table-cell office:value-type="float" office:value="70505" calcext:value-type="float">
            <text:p>70505</text:p>
          </table:table-cell>
          <table:table-cell office:value-type="string" calcext:value-type="string">
            <text:p>after</text:p>
          </table:table-cell>
          <table:table-cell office:value-type="float" office:value="9239.192" calcext:value-type="float">
            <text:p>9,239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928" calcext:value-type="float">
            <text:p>2,9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8544" calcext:value-type="float">
            <text:p>8,5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840" calcext:value-type="float">
            <text:p>3,84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824" calcext:value-type="float">
            <text:p>1,82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160" calcext:value-type="float">
            <text:p>2,16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8224" calcext:value-type="float">
            <text:p>28,22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4736" calcext:value-type="float">
            <text:p>14,73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4944" calcext:value-type="float">
            <text:p>34,9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6048" calcext:value-type="float">
            <text:p>6,0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0432" calcext:value-type="float">
            <text:p>30,43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6528" calcext:value-type="float">
            <text:p>6,5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7056" calcext:value-type="float">
            <text:p>7,0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5408" calcext:value-type="float">
            <text:p>15,4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8000" calcext:value-type="float">
            <text:p>18,00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4432" calcext:value-type="float">
            <text:p>24,43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58512" calcext:value-type="float">
            <text:p>58,51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7680" calcext:value-type="float">
            <text:p>7,6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536" calcext:value-type="float">
            <text:p>1,53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552" calcext:value-type="float">
            <text:p>3,55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1376" calcext:value-type="float">
            <text:p>11,37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168" calcext:value-type="float">
            <text:p>3,1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4896" calcext:value-type="float">
            <text:p>4,8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056" calcext:value-type="float">
            <text:p>1,0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53568" calcext:value-type="float">
            <text:p>53,5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83744" calcext:value-type="float">
            <text:p>183,7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1456" calcext:value-type="float">
            <text:p>21,4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0080" calcext:value-type="float">
            <text:p>10,0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16880" calcext:value-type="float">
            <text:p>416,8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0960" calcext:value-type="float">
            <text:p>60,96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7664" calcext:value-type="float">
            <text:p>17,6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7392" calcext:value-type="float">
            <text:p>37,3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4768" calcext:value-type="float">
            <text:p>24,7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8880" calcext:value-type="float">
            <text:p>8,8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7808" calcext:value-type="float">
            <text:p>77,8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4496" calcext:value-type="float">
            <text:p>44,4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33392" calcext:value-type="float">
            <text:p>133,3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08144" calcext:value-type="float">
            <text:p>408,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5408" calcext:value-type="float">
            <text:p>15,4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500448" calcext:value-type="float">
            <text:p>500,4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1232" calcext:value-type="float">
            <text:p>71,23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2448" calcext:value-type="float">
            <text:p>32,4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08864" calcext:value-type="float">
            <text:p>108,8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0688" calcext:value-type="float">
            <text:p>20,68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26944" calcext:value-type="float">
            <text:p>226,9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6208" calcext:value-type="float">
            <text:p>26,2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9872" calcext:value-type="float">
            <text:p>19,87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05504" calcext:value-type="float">
            <text:p>105,5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2752" calcext:value-type="float">
            <text:p>112,75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5264" calcext:value-type="float">
            <text:p>15,2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424" calcext:value-type="float">
            <text:p>11,42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5104" calcext:value-type="float">
            <text:p>25,1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144" calcext:value-type="float">
            <text:p>6,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52" calcext:value-type="float">
            <text:p>1,15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7664" calcext:value-type="float">
            <text:p>47,6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536" calcext:value-type="float">
            <text:p>1,53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90144" calcext:value-type="float">
            <text:p>90,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704" calcext:value-type="float">
            <text:p>4,7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92528" calcext:value-type="float">
            <text:p>492,5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18400" calcext:value-type="float">
            <text:p>218,40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344" calcext:value-type="float">
            <text:p>1,3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2960" calcext:value-type="float">
            <text:p>42,96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4112" calcext:value-type="float">
            <text:p>74,11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5696" calcext:value-type="float">
            <text:p>75,6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0144" calcext:value-type="float">
            <text:p>60,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0640" calcext:value-type="float">
            <text:p>20,64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680" calcext:value-type="float">
            <text:p>1,6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3728" calcext:value-type="float">
            <text:p>13,7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064" calcext:value-type="float">
            <text:p>2,0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832" calcext:value-type="float">
            <text:p>2,83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344" calcext:value-type="float">
            <text:p>1,3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3680" calcext:value-type="float">
            <text:p>13,6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7808" calcext:value-type="float">
            <text:p>17,8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968" calcext:value-type="float">
            <text:p>1,9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0064" calcext:value-type="float">
            <text:p>20,0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7808" calcext:value-type="float">
            <text:p>17,8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52" calcext:value-type="float">
            <text:p>1,15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42656" calcext:value-type="float">
            <text:p>142,6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904" calcext:value-type="float">
            <text:p>11,9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803232" calcext:value-type="float">
            <text:p>803,23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304" calcext:value-type="float">
            <text:p>2,3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968" calcext:value-type="float">
            <text:p>1,9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4448" calcext:value-type="float">
            <text:p>14,4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344" calcext:value-type="float">
            <text:p>7,3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5584" calcext:value-type="float">
            <text:p>25,58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720" calcext:value-type="float">
            <text:p>6,72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53472" calcext:value-type="float">
            <text:p>53,47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63968" calcext:value-type="float">
            <text:p>163,9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304" calcext:value-type="float">
            <text:p>2,3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584" calcext:value-type="float">
            <text:p>7,58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6384" calcext:value-type="float">
            <text:p>36,38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296" calcext:value-type="float">
            <text:p>1,2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680" calcext:value-type="float">
            <text:p>1,6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248" calcext:value-type="float">
            <text:p>1,2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368" calcext:value-type="float">
            <text:p>4,3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680" calcext:value-type="float">
            <text:p>1,6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208" calcext:value-type="float">
            <text:p>2,2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4768" calcext:value-type="float">
            <text:p>24,7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448" calcext:value-type="float">
            <text:p>2,4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0880" calcext:value-type="float">
            <text:p>20,8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2704" calcext:value-type="float">
            <text:p>22,7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464" calcext:value-type="float">
            <text:p>4,4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99456" calcext:value-type="float">
            <text:p>99,4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664" calcext:value-type="float">
            <text:p>11,6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240" calcext:value-type="float">
            <text:p>6,24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33392" calcext:value-type="float">
            <text:p>133,3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928" calcext:value-type="float">
            <text:p>2,9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1696" calcext:value-type="float">
            <text:p>21,6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55248" calcext:value-type="float">
            <text:p>55,2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7296" calcext:value-type="float">
            <text:p>7,2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69072" calcext:value-type="float">
            <text:p>69,07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9456" calcext:value-type="float">
            <text:p>9,4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46160" calcext:value-type="float">
            <text:p>146,16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2016" calcext:value-type="float">
            <text:p>32,01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12704" calcext:value-type="float">
            <text:p>112,70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9840" calcext:value-type="float">
            <text:p>9,84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30192" calcext:value-type="float">
            <text:p>30,1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016" calcext:value-type="float">
            <text:p>2,01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2448" calcext:value-type="float">
            <text:p>2,4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before</text:p>
          </table:table-cell>
          <table:table-cell office:value-type="float" office:value="120864" calcext:value-type="float">
            <text:p>120,8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592" calcext:value-type="float">
            <text:p>2,5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6032" calcext:value-type="float">
            <text:p>46,03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5120" calcext:value-type="float">
            <text:p>15,12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9152" calcext:value-type="float">
            <text:p>49,15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488" calcext:value-type="float">
            <text:p>7,48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84864" calcext:value-type="float">
            <text:p>84,86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7472" calcext:value-type="float">
            <text:p>17,47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3360" calcext:value-type="float">
            <text:p>33,36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5808" calcext:value-type="float">
            <text:p>5,8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76656" calcext:value-type="float">
            <text:p>76,6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328" calcext:value-type="float">
            <text:p>11,3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4880" calcext:value-type="float">
            <text:p>14,8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81248" calcext:value-type="float">
            <text:p>181,2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048" calcext:value-type="float">
            <text:p>6,0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1680" calcext:value-type="float">
            <text:p>31,68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6768" calcext:value-type="float">
            <text:p>36,76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5936" calcext:value-type="float">
            <text:p>15,93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120" calcext:value-type="float">
            <text:p>3,12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8816" calcext:value-type="float">
            <text:p>18,81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512" calcext:value-type="float">
            <text:p>4,51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95712" calcext:value-type="float">
            <text:p>95,71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456" calcext:value-type="float">
            <text:p>3,4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984" calcext:value-type="float">
            <text:p>3,98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7856" calcext:value-type="float">
            <text:p>17,85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42096" calcext:value-type="float">
            <text:p>42,096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82608" calcext:value-type="float">
            <text:p>82,60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8144" calcext:value-type="float">
            <text:p>18,144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348240" calcext:value-type="float">
            <text:p>348,240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11328" calcext:value-type="float">
            <text:p>11,328</text:p>
          </table:table-cell>
        </table:table-row>
        <table:table-row table:style-name="ro1">
          <table:table-cell office:value-type="float" office:value="70550" calcext:value-type="float">
            <text:p>70550</text:p>
          </table:table-cell>
          <table:table-cell office:value-type="string" calcext:value-type="string">
            <text:p>after</text:p>
          </table:table-cell>
          <table:table-cell office:value-type="float" office:value="8544" calcext:value-type="float">
            <text:p>8,54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67.192" calcext:value-type="float">
            <text:p>56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67.52" calcext:value-type="float">
            <text:p>6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9154.432" calcext:value-type="float">
            <text:p>19,15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991.312" calcext:value-type="float">
            <text:p>99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4300.032" calcext:value-type="float">
            <text:p>4,30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7154.008" calcext:value-type="float">
            <text:p>7,15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261.84" calcext:value-type="float">
            <text:p>1,26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56.912" calcext:value-type="float">
            <text:p>55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997.224" calcext:value-type="float">
            <text:p>99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780.704" calcext:value-type="float">
            <text:p>78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3833.568" calcext:value-type="float">
            <text:p>3,83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7789.496" calcext:value-type="float">
            <text:p>17,78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68.28" calcext:value-type="float">
            <text:p>56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7302.336" calcext:value-type="float">
            <text:p>7,30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3196.288" calcext:value-type="float">
            <text:p>3,19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610.96" calcext:value-type="float">
            <text:p>61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885.04" calcext:value-type="float">
            <text:p>1,885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436.376" calcext:value-type="float">
            <text:p>43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1.024" calcext:value-type="float">
            <text:p>5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1.896" calcext:value-type="float">
            <text:p>5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840.296" calcext:value-type="float">
            <text:p>5,84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9214.088" calcext:value-type="float">
            <text:p>19,21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75469.32" calcext:value-type="float">
            <text:p>75,46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152.168" calcext:value-type="float">
            <text:p>1,15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3762.344" calcext:value-type="float">
            <text:p>3,76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780.224" calcext:value-type="float">
            <text:p>78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31062.072" calcext:value-type="float">
            <text:p>31,06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197.28" calcext:value-type="float">
            <text:p>1,19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31516.36" calcext:value-type="float">
            <text:p>31,51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99.112" calcext:value-type="float">
            <text:p>59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99.944" calcext:value-type="float">
            <text:p>20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17.096" calcext:value-type="float">
            <text:p>21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32.992" calcext:value-type="float">
            <text:p>233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3514.432" calcext:value-type="float">
            <text:p>13,51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5.336" calcext:value-type="float">
            <text:p>35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536.112" calcext:value-type="float">
            <text:p>53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853.528" calcext:value-type="float">
            <text:p>3,85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124.416" calcext:value-type="float">
            <text:p>1,12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652.32" calcext:value-type="float">
            <text:p>1,65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666.44" calcext:value-type="float">
            <text:p>1,66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5998.6" calcext:value-type="float">
            <text:p>5,99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12.896" calcext:value-type="float">
            <text:p>413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11.68" calcext:value-type="float">
            <text:p>11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640.592" calcext:value-type="float">
            <text:p>4,64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9538.488" calcext:value-type="float">
            <text:p>9,53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9317.008" calcext:value-type="float">
            <text:p>9,31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6790.816" calcext:value-type="float">
            <text:p>6,79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391.64" calcext:value-type="float">
            <text:p>1,39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411.536" calcext:value-type="float">
            <text:p>41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4253.92" calcext:value-type="float">
            <text:p>14,25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998.048" calcext:value-type="float">
            <text:p>99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2685.432" calcext:value-type="float">
            <text:p>2,685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89813.608" calcext:value-type="float">
            <text:p>589,81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2391.856" calcext:value-type="float">
            <text:p>2,39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769.136" calcext:value-type="float">
            <text:p>5,76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34338.416" calcext:value-type="float">
            <text:p>34,33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53375.344" calcext:value-type="float">
            <text:p>53,375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6847.416" calcext:value-type="float">
            <text:p>6,84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2534.28" calcext:value-type="float">
            <text:p>2,53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1873.392" calcext:value-type="float">
            <text:p>11,873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46539.872" calcext:value-type="float">
            <text:p>46,54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140950.056" calcext:value-type="float">
            <text:p>140,95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before</text:p>
          </table:table-cell>
          <table:table-cell office:value-type="float" office:value="3147.256" calcext:value-type="float">
            <text:p>3,14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9272.472" calcext:value-type="float">
            <text:p>9,27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7929.864" calcext:value-type="float">
            <text:p>7,93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5329.376" calcext:value-type="float">
            <text:p>25,32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21.968" calcext:value-type="float">
            <text:p>32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2170.928" calcext:value-type="float">
            <text:p>22,17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25.752" calcext:value-type="float">
            <text:p>42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6688.704" calcext:value-type="float">
            <text:p>46,68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0965.712" calcext:value-type="float">
            <text:p>10,96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45.48" calcext:value-type="float">
            <text:p>345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306.128" calcext:value-type="float">
            <text:p>3,30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965.768" calcext:value-type="float">
            <text:p>96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018.696" calcext:value-type="float">
            <text:p>3,019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80.976" calcext:value-type="float">
            <text:p>8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80607.68" calcext:value-type="float">
            <text:p>180,60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043.544" calcext:value-type="float">
            <text:p>1,044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046.392" calcext:value-type="float">
            <text:p>1,04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4516.456" calcext:value-type="float">
            <text:p>44,51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415.816" calcext:value-type="float">
            <text:p>4,416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9590.648" calcext:value-type="float">
            <text:p>39,59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11074.56" calcext:value-type="float">
            <text:p>11,075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055.144" calcext:value-type="float">
            <text:p>2,055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2478.28" calcext:value-type="float">
            <text:p>22,47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942.6" calcext:value-type="float">
            <text:p>943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261.216" calcext:value-type="float">
            <text:p>3,26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6241.36" calcext:value-type="float">
            <text:p>6,241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28966.624" calcext:value-type="float">
            <text:p>228,96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3147.008" calcext:value-type="float">
            <text:p>3,14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216.928" calcext:value-type="float">
            <text:p>217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84178.384" calcext:value-type="float">
            <text:p>84,178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9481.976" calcext:value-type="float">
            <text:p>49,482</text:p>
          </table:table-cell>
        </table:table-row>
        <table:table-row table:style-name="ro1">
          <table:table-cell office:value-type="float" office:value="70556" calcext:value-type="float">
            <text:p>70556</text:p>
          </table:table-cell>
          <table:table-cell office:value-type="string" calcext:value-type="string">
            <text:p>after</text:p>
          </table:table-cell>
          <table:table-cell office:value-type="float" office:value="4169.76" calcext:value-type="float">
            <text:p>4,17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104" calcext:value-type="float">
            <text:p>1,10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3936" calcext:value-type="float">
            <text:p>3,93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5808" calcext:value-type="float">
            <text:p>5,80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8352" calcext:value-type="float">
            <text:p>8,35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2160" calcext:value-type="float">
            <text:p>2,16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4272" calcext:value-type="float">
            <text:p>4,27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5520" calcext:value-type="float">
            <text:p>5,52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48288" calcext:value-type="float">
            <text:p>48,28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20928" calcext:value-type="float">
            <text:p>20,92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3120" calcext:value-type="float">
            <text:p>3,12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5040" calcext:value-type="float">
            <text:p>5,04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2928" calcext:value-type="float">
            <text:p>2,92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3216" calcext:value-type="float">
            <text:p>3,21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2880" calcext:value-type="float">
            <text:p>2,88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46176" calcext:value-type="float">
            <text:p>46,17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44496" calcext:value-type="float">
            <text:p>44,49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392" calcext:value-type="float">
            <text:p>1,39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584" calcext:value-type="float">
            <text:p>1,58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5856" calcext:value-type="float">
            <text:p>5,85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488" calcext:value-type="float">
            <text:p>1,48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7056" calcext:value-type="float">
            <text:p>7,05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before</text:p>
          </table:table-cell>
          <table:table-cell office:value-type="float" office:value="123600" calcext:value-type="float">
            <text:p>123,60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8640" calcext:value-type="float">
            <text:p>8,64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16080" calcext:value-type="float">
            <text:p>16,08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4752" calcext:value-type="float">
            <text:p>4,75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18240" calcext:value-type="float">
            <text:p>18,24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4368" calcext:value-type="float">
            <text:p>4,368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4656" calcext:value-type="float">
            <text:p>4,65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3696" calcext:value-type="float">
            <text:p>3,69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4704" calcext:value-type="float">
            <text:p>4,70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3600" calcext:value-type="float">
            <text:p>3,60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36384" calcext:value-type="float">
            <text:p>36,38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14592" calcext:value-type="float">
            <text:p>14,59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130896" calcext:value-type="float">
            <text:p>130,89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24144" calcext:value-type="float">
            <text:p>24,14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5136" calcext:value-type="float">
            <text:p>5,136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29904" calcext:value-type="float">
            <text:p>29,904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36960" calcext:value-type="float">
            <text:p>36,960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10032" calcext:value-type="float">
            <text:p>10,03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6912" calcext:value-type="float">
            <text:p>6,912</text:p>
          </table:table-cell>
        </table:table-row>
        <table:table-row table:style-name="ro1">
          <table:table-cell office:value-type="float" office:value="70619" calcext:value-type="float">
            <text:p>70619</text:p>
          </table:table-cell>
          <table:table-cell office:value-type="string" calcext:value-type="string">
            <text:p>after</text:p>
          </table:table-cell>
          <table:table-cell office:value-type="float" office:value="6576" calcext:value-type="float">
            <text:p>6,576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788.448" calcext:value-type="float">
            <text:p>788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882.408" calcext:value-type="float">
            <text:p>88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232.064" calcext:value-type="float">
            <text:p>23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546.152" calcext:value-type="float">
            <text:p>546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2140.048" calcext:value-type="float">
            <text:p>2,14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856.744" calcext:value-type="float">
            <text:p>857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138.376" calcext:value-type="float">
            <text:p>138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944.28" calcext:value-type="float">
            <text:p>944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263.416" calcext:value-type="float">
            <text:p>263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450.208" calcext:value-type="float">
            <text:p>45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3845.736" calcext:value-type="float">
            <text:p>3,846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4954.824" calcext:value-type="float">
            <text:p>4,955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1869.184" calcext:value-type="float">
            <text:p>1,869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3678.936" calcext:value-type="float">
            <text:p>3,679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9623.968" calcext:value-type="float">
            <text:p>9,624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2245.568" calcext:value-type="float">
            <text:p>2,246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5794.76" calcext:value-type="float">
            <text:p>5,795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5589.048" calcext:value-type="float">
            <text:p>5,589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7245.616" calcext:value-type="float">
            <text:p>7,246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11811.016" calcext:value-type="float">
            <text:p>11,811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2289.608" calcext:value-type="float">
            <text:p>2,29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48281.8" calcext:value-type="float">
            <text:p>48,28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1122.056" calcext:value-type="float">
            <text:p>1,12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1858.584" calcext:value-type="float">
            <text:p>1,859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6557.4" calcext:value-type="float">
            <text:p>6,557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before</text:p>
          </table:table-cell>
          <table:table-cell office:value-type="float" office:value="2185.352" calcext:value-type="float">
            <text:p>2,185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36262.176" calcext:value-type="float">
            <text:p>36,26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260.568" calcext:value-type="float">
            <text:p>1,261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49182.496" calcext:value-type="float">
            <text:p>49,18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03158.192" calcext:value-type="float">
            <text:p>103,158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28272.8" calcext:value-type="float">
            <text:p>28,273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228275.248" calcext:value-type="float">
            <text:p>228,275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42416.536" calcext:value-type="float">
            <text:p>142,417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45417.784" calcext:value-type="float">
            <text:p>45,418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49939.184" calcext:value-type="float">
            <text:p>149,939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851.12" calcext:value-type="float">
            <text:p>1,851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27400.848" calcext:value-type="float">
            <text:p>27,401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4217.52" calcext:value-type="float">
            <text:p>14,218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21112.536" calcext:value-type="float">
            <text:p>21,113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21142.808" calcext:value-type="float">
            <text:p>21,143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43155.888" calcext:value-type="float">
            <text:p>143,156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359002.464" calcext:value-type="float">
            <text:p>359,00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86035.44" calcext:value-type="float">
            <text:p>86,035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597719.752" calcext:value-type="float">
            <text:p>1,597,72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6930.752" calcext:value-type="float">
            <text:p>6,931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45221.56" calcext:value-type="float">
            <text:p>145,222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37020.936" calcext:value-type="float">
            <text:p>137,021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2185.424" calcext:value-type="float">
            <text:p>2,185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2111.264" calcext:value-type="float">
            <text:p>2,111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37290.432" calcext:value-type="float">
            <text:p>37,29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2122.888" calcext:value-type="float">
            <text:p>12,123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45253.824" calcext:value-type="float">
            <text:p>45,254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199293.984" calcext:value-type="float">
            <text:p>199,294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51057.84" calcext:value-type="float">
            <text:p>51,058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58.76" calcext:value-type="float">
            <text:p>59</text:p>
          </table:table-cell>
        </table:table-row>
        <table:table-row table:style-name="ro1">
          <table:table-cell office:value-type="float" office:value="70628" calcext:value-type="float">
            <text:p>70628</text:p>
          </table:table-cell>
          <table:table-cell office:value-type="string" calcext:value-type="string">
            <text:p>after</text:p>
          </table:table-cell>
          <table:table-cell office:value-type="float" office:value="4058.032" calcext:value-type="float">
            <text:p>4,05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1160.8" calcext:value-type="float">
            <text:p>21,16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7517.28" calcext:value-type="float">
            <text:p>7,51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3555.68" calcext:value-type="float">
            <text:p>43,55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64978.4" calcext:value-type="float">
            <text:p>164,97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8889.12" calcext:value-type="float">
            <text:p>68,88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6304" calcext:value-type="float">
            <text:p>26,30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523.2" calcext:value-type="float">
            <text:p>3,52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89745.92" calcext:value-type="float">
            <text:p>189,74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3247.2" calcext:value-type="float">
            <text:p>63,24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829.44" calcext:value-type="float">
            <text:p>3,82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3824.96" calcext:value-type="float">
            <text:p>13,82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8029.92" calcext:value-type="float">
            <text:p>98,03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24.48" calcext:value-type="float">
            <text:p>62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17.28" calcext:value-type="float">
            <text:p>61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907.2" calcext:value-type="float">
            <text:p>3,90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875.36" calcext:value-type="float">
            <text:p>4,87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54.08" calcext:value-type="float">
            <text:p>45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0028.16" calcext:value-type="float">
            <text:p>10,02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6120.16" calcext:value-type="float">
            <text:p>26,12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765.28" calcext:value-type="float">
            <text:p>2,76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3850.08" calcext:value-type="float">
            <text:p>33,85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074.24" calcext:value-type="float">
            <text:p>1,07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6948.48" calcext:value-type="float">
            <text:p>36,94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67.36" calcext:value-type="float">
            <text:p>56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08.16" calcext:value-type="float">
            <text:p>60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9795.68" calcext:value-type="float">
            <text:p>19,79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0503.52" calcext:value-type="float">
            <text:p>60,50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8760.32" calcext:value-type="float">
            <text:p>18,76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5132.48" calcext:value-type="float">
            <text:p>15,13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3911.52" calcext:value-type="float">
            <text:p>33,91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2992.8" calcext:value-type="float">
            <text:p>62,99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939.36" calcext:value-type="float">
            <text:p>6,93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70805.76" calcext:value-type="float">
            <text:p>70,80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816.48" calcext:value-type="float">
            <text:p>9,81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906.56" calcext:value-type="float">
            <text:p>1,90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912.16" calcext:value-type="float">
            <text:p>5,91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2711.04" calcext:value-type="float">
            <text:p>92,71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5763.2" calcext:value-type="float">
            <text:p>15,76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6345.28" calcext:value-type="float">
            <text:p>26,34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062.08" calcext:value-type="float">
            <text:p>5,06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069.44" calcext:value-type="float">
            <text:p>4,06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9386.56" calcext:value-type="float">
            <text:p>29,38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612" calcext:value-type="float">
            <text:p>9,61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717.44" calcext:value-type="float">
            <text:p>4,71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82120.8" calcext:value-type="float">
            <text:p>82,12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4872.32" calcext:value-type="float">
            <text:p>14,87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085.44" calcext:value-type="float">
            <text:p>6,08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8910.4" calcext:value-type="float">
            <text:p>58,91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5091.84" calcext:value-type="float">
            <text:p>35,09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310.24" calcext:value-type="float">
            <text:p>2,31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7543.2" calcext:value-type="float">
            <text:p>67,54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5673.6" calcext:value-type="float">
            <text:p>35,67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1421.76" calcext:value-type="float">
            <text:p>91,42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1063.36" calcext:value-type="float">
            <text:p>21,06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5650.56" calcext:value-type="float">
            <text:p>65,65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02364.64" calcext:value-type="float">
            <text:p>202,36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5297.92" calcext:value-type="float">
            <text:p>25,29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0892.16" calcext:value-type="float">
            <text:p>10,89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6458.08" calcext:value-type="float">
            <text:p>26,45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336.64" calcext:value-type="float">
            <text:p>2,33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842.4" calcext:value-type="float">
            <text:p>3,84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1568" calcext:value-type="float">
            <text:p>11,56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7609.6" calcext:value-type="float">
            <text:p>27,61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489.6" calcext:value-type="float">
            <text:p>3,49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164.48" calcext:value-type="float">
            <text:p>4,16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83292.48" calcext:value-type="float">
            <text:p>383,29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23.52" calcext:value-type="float">
            <text:p>92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6755.36" calcext:value-type="float">
            <text:p>16,75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6081.12" calcext:value-type="float">
            <text:p>36,08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930.56" calcext:value-type="float">
            <text:p>1,93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8274.08" calcext:value-type="float">
            <text:p>18,27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0363.68" calcext:value-type="float">
            <text:p>10,36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89.92" calcext:value-type="float">
            <text:p>29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8318.88" calcext:value-type="float">
            <text:p>8,31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97495.84" calcext:value-type="float">
            <text:p>297,49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827.04" calcext:value-type="float">
            <text:p>82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0865.76" calcext:value-type="float">
            <text:p>40,86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020.64" calcext:value-type="float">
            <text:p>3,02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33903.68" calcext:value-type="float">
            <text:p>133,90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71515.2" calcext:value-type="float">
            <text:p>71,51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7060.16" calcext:value-type="float">
            <text:p>47,06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9112.32" calcext:value-type="float">
            <text:p>9,11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1761.12" calcext:value-type="float">
            <text:p>31,76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8058.56" calcext:value-type="float">
            <text:p>18,05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0028.64" calcext:value-type="float">
            <text:p>40,02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706.88" calcext:value-type="float">
            <text:p>4,70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97.6" calcext:value-type="float">
            <text:p>29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36336.32" calcext:value-type="float">
            <text:p>136,33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84.16" calcext:value-type="float">
            <text:p>58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84.96" calcext:value-type="float">
            <text:p>8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77.28" calcext:value-type="float">
            <text:p>37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281.12" calcext:value-type="float">
            <text:p>4,28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1397.6" calcext:value-type="float">
            <text:p>11,39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387.2" calcext:value-type="float">
            <text:p>1,38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044.96" calcext:value-type="float">
            <text:p>1,04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36398.4" calcext:value-type="float">
            <text:p>36,39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359896.8" calcext:value-type="float">
            <text:p>359,89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456040.32" calcext:value-type="float">
            <text:p>456,04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2375.04" calcext:value-type="float">
            <text:p>2,37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8026.4" calcext:value-type="float">
            <text:p>18,02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1032.32" calcext:value-type="float">
            <text:p>11,03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7881.12" calcext:value-type="float">
            <text:p>7,88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2013.12" calcext:value-type="float">
            <text:p>2,01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577.92" calcext:value-type="float">
            <text:p>57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22693.72" calcext:value-type="float">
            <text:p>22,69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55101.512" calcext:value-type="float">
            <text:p>55,10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2094.976" calcext:value-type="float">
            <text:p>2,09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4917.312" calcext:value-type="float">
            <text:p>4,91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44048.064" calcext:value-type="float">
            <text:p>44,04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0256.976" calcext:value-type="float">
            <text:p>10,25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74486.136" calcext:value-type="float">
            <text:p>74,48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69535.968" calcext:value-type="float">
            <text:p>69,53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77524.568" calcext:value-type="float">
            <text:p>77,52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319521.04" calcext:value-type="float">
            <text:p>319,52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469164.88" calcext:value-type="float">
            <text:p>469,16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37290.656" calcext:value-type="float">
            <text:p>37,29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182.056" calcext:value-type="float">
            <text:p>6,18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891.448" calcext:value-type="float">
            <text:p>3,89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111.528" calcext:value-type="float">
            <text:p>5,11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879.608" calcext:value-type="float">
            <text:p>2,88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3376.968" calcext:value-type="float">
            <text:p>13,37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2320.408" calcext:value-type="float">
            <text:p>62,32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1979.936" calcext:value-type="float">
            <text:p>21,98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8970.848" calcext:value-type="float">
            <text:p>8,97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643.544" calcext:value-type="float">
            <text:p>5,64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05.352" calcext:value-type="float">
            <text:p>10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929.784" calcext:value-type="float">
            <text:p>4,93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805.224" calcext:value-type="float">
            <text:p>2,80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8046.752" calcext:value-type="float">
            <text:p>38,04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073.808" calcext:value-type="float">
            <text:p>1,07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3785.608" calcext:value-type="float">
            <text:p>53,78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820.328" calcext:value-type="float">
            <text:p>1,82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697.744" calcext:value-type="float">
            <text:p>4,69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1293.464" calcext:value-type="float">
            <text:p>11,29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3772.696" calcext:value-type="float">
            <text:p>13,77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72966" calcext:value-type="float">
            <text:p>572,96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8437.12" calcext:value-type="float">
            <text:p>18,43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4659.84" calcext:value-type="float">
            <text:p>44,66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1473.68" calcext:value-type="float">
            <text:p>31,47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160.824" calcext:value-type="float">
            <text:p>4,161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67.488" calcext:value-type="float">
            <text:p>56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73803.856" calcext:value-type="float">
            <text:p>73,80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6768.8" calcext:value-type="float">
            <text:p>6,76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8272.624" calcext:value-type="float">
            <text:p>8,27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27396.952" calcext:value-type="float">
            <text:p>27,39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9633.552" calcext:value-type="float">
            <text:p>9,63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7349.576" calcext:value-type="float">
            <text:p>17,35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30855.864" calcext:value-type="float">
            <text:p>30,85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4624.008" calcext:value-type="float">
            <text:p>4,62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2422.168" calcext:value-type="float">
            <text:p>12,42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697.936" calcext:value-type="float">
            <text:p>2,698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89.976" calcext:value-type="float">
            <text:p>39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683.56" calcext:value-type="float">
            <text:p>1,684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72.36" calcext:value-type="float">
            <text:p>27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5315.768" calcext:value-type="float">
            <text:p>5,31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3860.384" calcext:value-type="float">
            <text:p>13,86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788.696" calcext:value-type="float">
            <text:p>78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070.36" calcext:value-type="float">
            <text:p>2,07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832.696" calcext:value-type="float">
            <text:p>4,83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32.32" calcext:value-type="float">
            <text:p>23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2935.168" calcext:value-type="float">
            <text:p>2,93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392.64" calcext:value-type="float">
            <text:p>39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0224.52" calcext:value-type="float">
            <text:p>10,22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605.408" calcext:value-type="float">
            <text:p>4,60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45.512" calcext:value-type="float">
            <text:p>14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6380.104" calcext:value-type="float">
            <text:p>6,38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25.968" calcext:value-type="float">
            <text:p>426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478.864" calcext:value-type="float">
            <text:p>479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845.152" calcext:value-type="float">
            <text:p>845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1346.832" calcext:value-type="float">
            <text:p>1,347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4123.248" calcext:value-type="float">
            <text:p>14,123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762.224" calcext:value-type="float">
            <text:p>1,76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52.224" calcext:value-type="float">
            <text:p>152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1" calcext:value-type="float">
            <text:p>70641</text:p>
          </table:table-cell>
          <table:table-cell office:value-type="string" calcext:value-type="string">
            <text:p>after</text:p>
          </table:table-cell>
          <table:table-cell office:value-type="float" office:value="14287.136" calcext:value-type="float">
            <text:p>14,28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91.36" calcext:value-type="float">
            <text:p>19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5397.44" calcext:value-type="float">
            <text:p>15,39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788.68" calcext:value-type="float">
            <text:p>78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377.936" calcext:value-type="float">
            <text:p>37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2440.992" calcext:value-type="float">
            <text:p>2,44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554.072" calcext:value-type="float">
            <text:p>55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9176.128" calcext:value-type="float">
            <text:p>9,176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68.24" calcext:value-type="float">
            <text:p>16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543.968" calcext:value-type="float">
            <text:p>54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409.632" calcext:value-type="float">
            <text:p>41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783.304" calcext:value-type="float">
            <text:p>78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97.232" calcext:value-type="float">
            <text:p>19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5504.728" calcext:value-type="float">
            <text:p>5,50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560.96" calcext:value-type="float">
            <text:p>56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738.44" calcext:value-type="float">
            <text:p>1,73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287.704" calcext:value-type="float">
            <text:p>1,28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1159.952" calcext:value-type="float">
            <text:p>11,16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00.72" calcext:value-type="float">
            <text:p>10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926.824" calcext:value-type="float">
            <text:p>1,92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54565.216" calcext:value-type="float">
            <text:p>54,56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899.84" calcext:value-type="float">
            <text:p>90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185.408" calcext:value-type="float">
            <text:p>2,18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41411.008" calcext:value-type="float">
            <text:p>41,41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32704.136" calcext:value-type="float">
            <text:p>32,70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1378.808" calcext:value-type="float">
            <text:p>11,37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6837.952" calcext:value-type="float">
            <text:p>16,83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833.216" calcext:value-type="float">
            <text:p>2,83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64.816" calcext:value-type="float">
            <text:p>16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8225.696" calcext:value-type="float">
            <text:p>18,226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681.784" calcext:value-type="float">
            <text:p>2,68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0894.072" calcext:value-type="float">
            <text:p>10,89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7194.656" calcext:value-type="float">
            <text:p>7,19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529.184" calcext:value-type="float">
            <text:p>52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4391.536" calcext:value-type="float">
            <text:p>4,39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2712.632" calcext:value-type="float">
            <text:p>22,71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2693.24" calcext:value-type="float">
            <text:p>22,69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612.952" calcext:value-type="float">
            <text:p>61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613.104" calcext:value-type="float">
            <text:p>1,61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33770.92" calcext:value-type="float">
            <text:p>33,77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5124.376" calcext:value-type="float">
            <text:p>15,12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212.448" calcext:value-type="float">
            <text:p>1,21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848.616" calcext:value-type="float">
            <text:p>84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8963.536" calcext:value-type="float">
            <text:p>18,96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312.344" calcext:value-type="float">
            <text:p>31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718.648" calcext:value-type="float">
            <text:p>71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669.528" calcext:value-type="float">
            <text:p>67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527.288" calcext:value-type="float">
            <text:p>1,52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002.056" calcext:value-type="float">
            <text:p>1,00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2099.8" calcext:value-type="float">
            <text:p>2,10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658.744" calcext:value-type="float">
            <text:p>1,65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28286.784" calcext:value-type="float">
            <text:p>28,28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7005.28" calcext:value-type="float">
            <text:p>7,00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04412.232" calcext:value-type="float">
            <text:p>104,41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3130.856" calcext:value-type="float">
            <text:p>3,13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8119.992" calcext:value-type="float">
            <text:p>8,12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660.752" calcext:value-type="float">
            <text:p>1,66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25029.456" calcext:value-type="float">
            <text:p>25,02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0162.12" calcext:value-type="float">
            <text:p>10,16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2870.312" calcext:value-type="float">
            <text:p>2,87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817.016" calcext:value-type="float">
            <text:p>81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4641.2" calcext:value-type="float">
            <text:p>4,64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46522.616" calcext:value-type="float">
            <text:p>46,52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before</text:p>
          </table:table-cell>
          <table:table-cell office:value-type="float" office:value="1075.824" calcext:value-type="float">
            <text:p>1,076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375.112" calcext:value-type="float">
            <text:p>2,37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3012.592" calcext:value-type="float">
            <text:p>23,01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242.712" calcext:value-type="float">
            <text:p>1,24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997.688" calcext:value-type="float">
            <text:p>2,99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5685.688" calcext:value-type="float">
            <text:p>5,686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88755.744" calcext:value-type="float">
            <text:p>88,756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3128.376" calcext:value-type="float">
            <text:p>3,12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415.536" calcext:value-type="float">
            <text:p>416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94514.16" calcext:value-type="float">
            <text:p>94,514</text:p>
          </table:table-cell>
        </table:table-row>
        <table:table-row table:style-name="ro1">
          <table:table-cell office:value-type="float" office:value="72973" calcext:value-type="float">
            <text:p>72973</text:p>
          </table:table-cell>
          <table:table-cell office:value-type="string" calcext:value-type="string">
            <text:p>after</text:p>
          </table:table-cell>
          <table:table-cell office:value-type="float" office:value="175.12" calcext:value-type="float">
            <text:p>17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3722.304" calcext:value-type="float">
            <text:p>3,72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3960.8" calcext:value-type="float">
            <text:p>23,96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31980.624" calcext:value-type="float">
            <text:p>31,98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6582.696" calcext:value-type="float">
            <text:p>16,58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45.432" calcext:value-type="float">
            <text:p>24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474.032" calcext:value-type="float">
            <text:p>2,47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9935.864" calcext:value-type="float">
            <text:p>19,936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5739.896" calcext:value-type="float">
            <text:p>5,74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4790.392" calcext:value-type="float">
            <text:p>4,79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66252.448" calcext:value-type="float">
            <text:p>66,25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5223.472" calcext:value-type="float">
            <text:p>25,223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1149.112" calcext:value-type="float">
            <text:p>21,14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738.504" calcext:value-type="float">
            <text:p>1,73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6905.48" calcext:value-type="float">
            <text:p>16,905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597.84" calcext:value-type="float">
            <text:p>1,598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52439.344" calcext:value-type="float">
            <text:p>152,439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9104.328" calcext:value-type="float">
            <text:p>19,10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062.2" calcext:value-type="float">
            <text:p>1,062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2213.584" calcext:value-type="float">
            <text:p>22,21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1840.584" calcext:value-type="float">
            <text:p>1,841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26746.632" calcext:value-type="float">
            <text:p>26,74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4233.88" calcext:value-type="float">
            <text:p>4,234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96.832" calcext:value-type="float">
            <text:p>97</text:p>
          </table:table-cell>
        </table:table-row>
        <table:table-row table:style-name="ro1">
          <table:table-cell office:value-type="float" office:value="74976" calcext:value-type="float">
            <text:p>74976</text:p>
          </table:table-cell>
          <table:table-cell office:value-type="string" calcext:value-type="string">
            <text:p>after</text:p>
          </table:table-cell>
          <table:table-cell office:value-type="float" office:value="3229.208" calcext:value-type="float">
            <text:p>3,229</text:p>
          </table:table-cell>
        </table:table-row>
        <table:table-row table:style-name="ro1" table:number-rows-repeated="10467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2:01:12.200493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Knapp</meta:initial-creator>
    <meta:creation-date>2024-09-26T05:39:44.343061247</meta:creation-date>
    <dc:date>2024-09-27T12:01:35.152678292</dc:date>
    <dc:creator>Roland Knapp</dc:creator>
    <meta:editing-duration>PT16H28M18S</meta:editing-duration>
    <meta:editing-cycles>4</meta:editing-cycles>
    <meta:generator>LibreOffice/24.2.5.2$Linux_X86_64 LibreOffice_project/420$Build-2</meta:generator>
    <meta:document-statistic meta:table-count="1" meta:cell-count="5526" meta:object-count="0"/>
  </office:meta>
</office:document-meta>
</file>